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lignment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Mood</text:p>
          </table:table-cell>
          <table:table-cell table:style-name="ce1" office:value-type="string" calcext:value-type="string">
            <text:p>Ag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The Ha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otic Ev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70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Off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 G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80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Bas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 Evi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0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uined 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undless Retai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al Statio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0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d-Out Rang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le of Bloo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ond Field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War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lit Cine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or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tless Restauran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limit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ace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Aquariu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ysteri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dless Data cen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wful Evi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Dying Leve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d</text:p>
          </table:table-cell>
          <table:table-cell table:number-columns-repeated="1019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/00/0000</text:date>, <text:time style:data-style-name="N2" text:time-value="12:24:38.224491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1:54:42.654717577</meta:creation-date>
    <dc:date>2024-06-04T13:07:01.056990327</dc:date>
    <meta:editing-duration>P1DT15H11M16S</meta:editing-duration>
    <meta:editing-cycles>1</meta:editing-cycles>
    <meta:generator>LibreOffice/7.0.4.2$Linux_AARCH64 LibreOffice_project/00$Build-2</meta:generator>
    <meta:document-statistic meta:table-count="1" meta:cell-count="57" meta:object-count="0"/>
  </office:meta>
</office:document-meta>
</file>